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draw:fill="solid" draw:fill-color="#ffffff"/>
    </style:style>
    <style:style style:name="gr1" style:family="graphic" style:parent-style-name="standard">
      <style:graphic-properties draw:fill="solid" draw:fill-color="#b4c7dc" draw:textarea-horizontal-align="justify" draw:textarea-vertical-align="middle" draw:auto-grow-height="false" fo:min-height="2.33cm" fo:min-width="4.264cm"/>
      <style:paragraph-properties style:writing-mode="lr-tb"/>
    </style:style>
    <style:style style:name="gr2" style:family="graphic" style:parent-style-name="standard">
      <style:graphic-properties draw:fill="solid" draw:fill-color="#ffffff" draw:textarea-horizontal-align="justify" draw:textarea-vertical-align="middle" draw:auto-grow-height="false" fo:min-height="2.428cm" fo:min-width="3.234cm" fo:wrap-option="no-wrap"/>
      <style:paragraph-properties style:writing-mode="lr-tb"/>
    </style:style>
    <style:style style:name="gr3" style:family="graphic" style:parent-style-name="standard">
      <style:graphic-properties draw:fill="solid" draw:fill-color="#dee7e5" draw:textarea-horizontal-align="justify" draw:textarea-vertical-align="middle" draw:auto-grow-height="false" fo:min-height="2.615cm" fo:min-width="3.953cm"/>
      <style:paragraph-properties style:writing-mode="lr-tb"/>
    </style:style>
    <style:style style:name="gr4" style:family="graphic" style:parent-style-name="standard">
      <style:graphic-properties draw:fill="solid" draw:fill-color="#fff5ce" draw:textarea-horizontal-align="justify" draw:textarea-vertical-align="middle" draw:auto-grow-height="false" fo:min-height="2.444cm" fo:min-width="2.643cm"/>
      <style:paragraph-properties style:writing-mode="lr-tb"/>
    </style:style>
    <style:style style:name="gr5" style:family="graphic" style:parent-style-name="objectwithoutfill">
      <style:graphic-properties draw:marker-end="Arrowheads_20_3" draw:marker-end-width="0.3cm" draw:fill="none" draw:textarea-vertical-align="middle"/>
    </style:style>
    <style:style style:name="gr6" style:family="graphic" style:parent-style-name="objectwithoutfill">
      <style:graphic-properties draw:marker-end="Arrowheads_20_4" draw:marker-end-width="0.3cm" draw:fill="none" draw:textarea-vertical-align="middle"/>
    </style:style>
    <style:style style:name="gr7" style:family="graphic" style:parent-style-name="objectwithoutfill">
      <style:graphic-properties draw:marker-end="Arrowheads_20_5" draw:marker-end-width="0.3cm" draw:fill="none" draw:textarea-vertical-align="middle"/>
    </style:style>
    <style:style style:name="gr8" style:family="graphic" style:parent-style-name="objectwithoutfill">
      <style:graphic-properties draw:marker-end="Arrowheads_20_6" draw:marker-end-width="0.3cm" draw:fill="none" draw:textarea-vertical-align="middle"/>
    </style:style>
    <style:style style:name="gr9" style:family="graphic" style:parent-style-name="objectwithoutfill">
      <style:graphic-properties draw:marker-end="Arrowheads_20_7" draw:marker-end-width="0.3cm" draw:fill="none" draw:textarea-vertical-align="middle"/>
    </style:style>
    <style:style style:name="P1" style:family="paragraph">
      <style:paragraph-properties fo:text-align="center"/>
    </style:style>
    <style:style style:name="P2" style:family="paragraph">
      <loext:graphic-properties draw:fill="solid" draw:fill-color="#b4c7dc"/>
      <style:paragraph-properties fo:text-align="center"/>
    </style:style>
    <style:style style:name="P3" style:family="paragraph">
      <loext:graphic-properties draw:fill="solid" draw:fill-color="#ffffff"/>
      <style:paragraph-properties fo:text-align="center"/>
    </style:style>
    <style:style style:name="P4" style:family="paragraph">
      <loext:graphic-properties draw:fill="solid" draw:fill-color="#dee7e5"/>
      <style:paragraph-properties fo:text-align="center"/>
    </style:style>
    <style:style style:name="P5" style:family="paragraph">
      <loext:graphic-properties draw:fill="solid" draw:fill-color="#fff5ce"/>
      <style:paragraph-properties fo:text-align="center"/>
    </style:style>
    <style:style style:name="P6" style:family="paragraph">
      <loext:graphic-properties draw:fill="none"/>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3" draw:id="id3" draw:layer="layout" svg:width="4.763cm" svg:height="4.128cm" svg:x="3.528cm" svg:y="11.747cm">
          <text:p text:style-name="P1">Local</text:p>
          <text:p text:style-name="P1">geospatial</text:p>
          <text:p text:style-name="P1">data</text:p>
          <draw:enhanced-geometry svg:viewBox="0 0 88 21600" draw:glue-points="44 ?f6 44 0 0 10800 44 21600 88 10800" draw:text-areas="0 ?f6 88 ?f3" draw:mirror-horizontal="false" draw:mirror-vertical="false"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3" xml:id="id1" draw:id="id1" draw:layer="layout" svg:width="5.715cm" svg:height="4.128cm" svg:x="3.052cm" svg:y="5.715cm">
          <text:p text:style-name="P1">Remote</text:p>
          <text:p text:style-name="P1">geospatial</text:p>
          <text:p text:style-name="P1">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4" xml:id="id2" draw:id="id2" draw:layer="layout" svg:width="4.763cm" svg:height="3.175cm" svg:x="12.102cm" svg:y="9.208cm">
          <text:p text:style-name="P1">HTTP REST</text:p>
          <text:p text:style-name="P1">AP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xml:id="id4" draw:id="id4" draw:layer="layout" svg:width="4.445cm" svg:height="3.81cm" svg:x="20.197cm" svg:y="3.889cm">
          <text:p text:style-name="P1">Web</text:p>
          <text:p text:style-name="P1">interfac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xml:id="id6" draw:id="id6" draw:layer="layout" svg:width="4.445cm" svg:height="3.81cm" svg:x="20.197cm" svg:y="8.892cm">
          <text:p text:style-name="P1">R packag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xml:id="id5" draw:id="id5" draw:layer="layout" svg:width="4.445cm" svg:height="3.81cm" svg:x="20.197cm" svg:y="13.891cm">
          <text:p text:style-name="P1">Python</text:p>
          <text:p text:style-name="P1">packag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6" draw:layer="layout" draw:type="curve" svg:x1="8.767cm" svg:y1="7.779cm" svg:x2="12.102cm" svg:y2="10.795cm" draw:start-shape="id1" draw:end-shape="id2" svg:d="M8767 7779c2500 0 833 3016 3335 3016" svg:viewBox="0 0 3336 3017">
          <text:p/>
        </draw:connector>
        <draw:connector draw:style-name="gr6" draw:text-style-name="P6" draw:layer="layout" draw:type="curve" svg:x1="8.291cm" svg:y1="13.811cm" svg:x2="12.102cm" svg:y2="10.795cm" draw:start-shape="id3" draw:end-shape="id2" svg:d="M8291 13811c2857 0 952-3016 3811-3016" svg:viewBox="0 0 3812 3017">
          <text:p/>
        </draw:connector>
        <draw:connector draw:style-name="gr7" draw:text-style-name="P6" draw:layer="layout" draw:type="curve" svg:x1="16.865cm" svg:y1="10.795cm" svg:x2="20.197cm" svg:y2="5.794cm" draw:start-shape="id2" draw:end-shape="id4" svg:d="M16865 10795c2499 0 833-5001 3332-5001" svg:viewBox="0 0 3333 5002">
          <text:p/>
        </draw:connector>
        <draw:connector draw:style-name="gr8" draw:text-style-name="P6" draw:layer="layout" draw:type="curve" svg:x1="16.865cm" svg:y1="10.795cm" svg:x2="20.197cm" svg:y2="15.796cm" draw:start-shape="id2" draw:end-shape="id5" svg:d="M16865 10795c2499 0 833 5001 3332 5001" svg:viewBox="0 0 3333 5002">
          <text:p/>
        </draw:connector>
        <draw:connector draw:style-name="gr9" draw:text-style-name="P6" draw:layer="layout" draw:type="curve" svg:x1="16.865cm" svg:y1="10.795cm" svg:x2="20.197cm" svg:y2="10.797cm" draw:start-shape="id2" draw:end-shape="id6" svg:d="M16865 10795c2499 0 833 2 3332 2" svg:viewBox="0 0 3333 3">
          <text:p/>
        </draw:connector>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8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Brian </meta:initial-creator>
    <meta:creation-date>2021-08-30T09:54:23.611210468</meta:creation-date>
    <dc:date>2021-08-30T10:40:25.596434462</dc:date>
    <dc:creator>Brian </dc:creator>
    <meta:editing-duration>PT1M53S</meta:editing-duration>
    <meta:editing-cycles>2</meta:editing-cycles>
    <meta:generator>LibreOffice/7.1.4.2$Linux_X86_64 LibreOffice_project/10$Build-2</meta:generator>
    <meta:document-statistic meta:object-count="11"/>
  </office:meta>
</office:document-meta>
</file>